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232C00001C9C22E2E000.png" manifest:media-type="image/png"/>
  <manifest:file-entry manifest:full-path="Pictures/10000001000005B600000509DD7B67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22f" officeooo:paragraph-rsid="000f52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14.988cm" draw:z-index="0"><draw:image xlink:href="Pictures/10000001000005B600000509DD7B67FD.png" xlink:type="simple" xlink:show="embed" xlink:actuate="onLoad" draw:mime-type="image/png"/></draw:frame></text:p>
      <text:p text:style-name="P1"><draw:frame draw:style-name="fr1" draw:name="Imagen2" text:anchor-type="char" svg:width="17cm" svg:height="13.827cm" draw:z-index="1"><draw:image xlink:href="Pictures/100000010000232C00001C9C22E2E00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04:53.656557620</meta:creation-date>
    <meta:generator>LibreOffice/24.2.6.2$Linux_X86_64 LibreOffice_project/420$Build-2</meta:generator>
    <dc:date>2024-11-08T11:23:19.220402599</dc:date>
    <meta:editing-duration>PT7M25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</office:meta>
</office:document-meta>
</file>